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officeooo:rsid="002c7ba5" officeooo:paragraph-rsid="002c7ba5"/>
    </style:style>
    <style:style style:name="P20" style:family="paragraph" style:parent-style-name="Standard">
      <style:text-properties officeooo:rsid="002f9172" officeooo:paragraph-rsid="002f9172"/>
    </style:style>
    <style:style style:name="P21" style:family="paragraph" style:parent-style-name="Standard">
      <style:text-properties officeooo:rsid="00315b1a" officeooo:paragraph-rsid="00315b1a"/>
    </style:style>
    <style:style style:name="P22" style:family="paragraph" style:parent-style-name="Standard">
      <style:text-properties officeooo:rsid="0032d357" officeooo:paragraph-rsid="0032d357"/>
    </style:style>
    <style:style style:name="P23" style:family="paragraph" style:parent-style-name="Standard">
      <style:text-properties officeooo:rsid="0032d357" officeooo:paragraph-rsid="0034ba8b"/>
    </style:style>
    <style:style style:name="P24" style:family="paragraph" style:parent-style-name="Standard">
      <style:text-properties officeooo:rsid="00361319" officeooo:paragraph-rsid="00361319"/>
    </style:style>
    <style:style style:name="P25" style:family="paragraph" style:parent-style-name="Standard">
      <style:text-properties style:text-underline-style="none" officeooo:rsid="00212e48" officeooo:paragraph-rsid="00212e48"/>
    </style:style>
    <style:style style:name="P26" style:family="paragraph" style:parent-style-name="Standard">
      <style:text-properties style:text-underline-style="none" officeooo:rsid="00363a50" officeooo:paragraph-rsid="00363a50"/>
    </style:style>
    <style:style style:name="P27" style:family="paragraph" style:parent-style-name="Standard">
      <style:text-properties officeooo:rsid="0038feb9" officeooo:paragraph-rsid="003ae6cf"/>
    </style:style>
    <style:style style:name="P28" style:family="paragraph" style:parent-style-name="Standard">
      <style:text-properties officeooo:rsid="003ddad4" officeooo:paragraph-rsid="003ddad4"/>
    </style:style>
    <style:style style:name="P29" style:family="paragraph" style:parent-style-name="Standard">
      <style:text-properties officeooo:rsid="0040987b" officeooo:paragraph-rsid="0040987b"/>
    </style:style>
    <style:style style:name="P30" style:family="paragraph" style:parent-style-name="Standard">
      <style:text-properties officeooo:rsid="00431a96" officeooo:paragraph-rsid="00431a96"/>
    </style:style>
    <style:style style:name="P31" style:family="paragraph" style:parent-style-name="Standard">
      <style:text-properties officeooo:rsid="0026c07c" officeooo:paragraph-rsid="00311e02"/>
    </style:style>
    <style:style style:name="P32" style:family="paragraph" style:parent-style-name="Standard">
      <style:text-properties officeooo:rsid="0043d95f" officeooo:paragraph-rsid="0043d95f"/>
    </style:style>
    <style:style style:name="P33" style:family="paragraph" style:parent-style-name="Standard">
      <style:text-properties officeooo:rsid="004576d4" officeooo:paragraph-rsid="004576d4"/>
    </style:style>
    <style:style style:name="P34" style:family="paragraph" style:parent-style-name="Standard">
      <style:text-properties officeooo:rsid="0045d518" officeooo:paragraph-rsid="0045d518"/>
    </style:style>
    <style:style style:name="P35" style:family="paragraph" style:parent-style-name="Standard">
      <style:text-properties officeooo:rsid="000f3b5b" officeooo:paragraph-rsid="000f3b5b"/>
    </style:style>
    <style:style style:name="P36" style:family="paragraph" style:parent-style-name="Standard">
      <style:text-properties officeooo:rsid="0046332e" officeooo:paragraph-rsid="0046332e"/>
    </style:style>
    <style:style style:name="P37" style:family="paragraph" style:parent-style-name="Standard">
      <style:text-properties officeooo:rsid="00478a21" officeooo:paragraph-rsid="00478a21"/>
    </style:style>
    <style:style style:name="P38" style:family="paragraph" style:parent-style-name="Preformatted_20_Text">
      <style:text-properties officeooo:rsid="001abedb" officeooo:paragraph-rsid="00250c84"/>
    </style:style>
    <style:style style:name="P39" style:family="paragraph" style:parent-style-name="Preformatted_20_Text">
      <style:text-properties officeooo:rsid="001abedb" officeooo:paragraph-rsid="0026c07c"/>
    </style:style>
    <style:style style:name="P40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41" style:family="paragraph" style:parent-style-name="Preformatted_20_Text">
      <style:text-properties fo:font-variant="normal" fo:text-transform="none" fo:color="#000000" fo:letter-spacing="normal" fo:font-style="normal" fo:font-weight="normal" officeooo:rsid="0026c07c" officeooo:paragraph-rsid="0026c07c"/>
    </style:style>
    <style:style style:name="P42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43" style:family="paragraph" style:parent-style-name="Preformatted_20_Text">
      <style:text-properties style:text-underline-style="none" officeooo:rsid="00212e48" officeooo:paragraph-rsid="001e5c89"/>
    </style:style>
    <style:style style:name="P44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45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47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48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49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50" style:family="paragraph" style:parent-style-name="Standard">
      <style:text-properties style:text-underline-style="none" officeooo:rsid="003dcf77" officeooo:paragraph-rsid="003dcf77"/>
    </style:style>
    <style:style style:name="P51" style:family="paragraph" style:parent-style-name="Standard">
      <style:text-properties officeooo:rsid="0015d8e6" officeooo:paragraph-rsid="0015d8e6"/>
    </style:style>
    <style:style style:name="P52" style:family="paragraph" style:parent-style-name="Standard">
      <style:text-properties officeooo:rsid="004d95b5" officeooo:paragraph-rsid="004d95b5"/>
    </style:style>
    <style:style style:name="P5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officeooo:rsid="0022e5ff"/>
    </style:style>
    <style:style style:name="T4" style:family="text">
      <style:text-properties officeooo:rsid="0027f01e"/>
    </style:style>
    <style:style style:name="T5" style:family="text">
      <style:text-properties officeooo:rsid="0034ba8b"/>
    </style:style>
    <style:style style:name="T6" style:family="text">
      <style:text-properties officeooo:rsid="00374752"/>
    </style:style>
    <style:style style:name="T7" style:family="text">
      <style:text-properties officeooo:rsid="003ae6cf"/>
    </style:style>
    <style:style style:name="T8" style:family="text">
      <style:text-properties officeooo:rsid="0041e215"/>
    </style:style>
    <style:style style:name="T9" style:family="text">
      <style:text-properties officeooo:rsid="004576d4"/>
    </style:style>
    <style:style style:name="T10" style:family="text">
      <style:text-properties officeooo:rsid="0046332e"/>
    </style:style>
    <style:style style:name="T11" style:family="text">
      <style:text-properties officeooo:rsid="00478a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OURCES</text:p>
      <text:p text:style-name="P35"/>
      <text:p text:style-name="P35">→<text:span text:style-name="T10"> installation environnement virtuel python</text:span></text:p>
      <text:p text:style-name="P36">sudo pip install virtualenv</text:p>
      <text:p text:style-name="P36">pour ne pas sudo pip install &lt;paquet&gt; globalement pour chaque paquet installé mais uniquement localement à l'application</text:p>
      <text:p text:style-name="P37">USE = </text:p>
      <text:p text:style-name="P42">$ virtualenv &lt;DIR&gt;</text:p>
      <text:p text:style-name="P44"><text:span text:style-name="T11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48"><text:a xlink:type="simple" xlink:href="https://virtualenv.pypa.io/en/stable/" text:style-name="Internet_20_link" text:visited-style-name="Visited_20_Internet_20_Link">https://virtualenv.pypa.io/en/stable/</text:a></text:p>
      <text:p text:style-name="P47"/>
      <text:p text:style-name="P49">python +:</text:p>
      <text:p text:style-name="P49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49"/>
      <text:p text:style-name="P37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28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8">(pdfminer not for python3)</text:span></text:p>
      <text:p text:style-name="P29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2">pdfminer use : pdf2<text:span text:style-name="T9">txt.py :</text:span></text:p>
      <text:p text:style-name="P33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4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4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2">ihm :</text:p>
      <text:p text:style-name="P23">pyQt (qt designer +ui2py), tkinter (pygubu), <text:span text:style-name="T5">pygtk, wxpython</text:span></text:p>
      <text:p text:style-name="P14">qt designer + python → ihm :</text:p>
      <text:p text:style-name="P21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19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16"/>
      <text:p text:style-name="P3"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52">compatibilité linux mac win</text:p>
      <text:p text:style-name="P52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52"/>
      <text:p text:style-name="P3"/>
      <text:p text:style-name="P6"><text:soft-page-break/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4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53">Librairies</text:p>
      <text:p text:style-name="P45">main : sudo pip install virtualenv</text:p>
      <text:p text:style-name="P41">(pip en sudo)</text:p>
      <text:p text:style-name="P39"><text:span text:style-name="T1">pip install </text:span>xlwt <text:span text:style-name="T3">(from ...</text:span> import Workbook<text:span text:style-name="T3">)</text:span></text:p>
      <text:p text:style-name="P38"><text:span text:style-name="T1">pip install </text:span>xlrd</text:p>
      <text:p text:style-name="P38"><text:span text:style-name="T1">pip install </text:span><text:span text:style-name="T2">openpyxl</text:span></text:p>
      <text:p text:style-name="P40">pip install pypdfocr</text:p>
      <text:p text:style-name="P31">pip install enum</text:p>
      <text:p text:style-name="P20">sudo apt-get install pyqt4-dev-tools</text:p>
      <text:p text:style-name="P24">pip install textract →<text:span text:style-name="T6"> with error but working or not in vEnv</text:span></text:p>
      <text:p text:style-name="P27">pip install pyPdf2</text:p>
      <text:p text:style-name="P27">pip install <text:span text:style-name="T7">tika</text:span></text:p>
      <text:p text:style-name="P30">untar pdfminer + python setup.py install</text:p>
      <text:p text:style-name="P11">cx_freeze ?</text:p>
      <text:p text:style-name="P8">Opencv ?</text:p>
      <text:p text:style-name="P43"/>
      <text:p text:style-name="P43"/>
      <text:p text:style-name="P43"/>
      <text:p text:style-name="P43"/>
      <text:p text:style-name="P25"/>
      <text:p text:style-name="P26">pdfocr :</text:p>
      <text:p text:style-name="P26">tesseract :</text:p>
      <text:p text:style-name="P26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6">from textract import process</text:p>
      <text:p text:style-name="P50">pyPdf2 (installed but not f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13T17:02:22.398634337</dc:date>
    <meta:editing-duration>PT14H2M26S</meta:editing-duration>
    <meta:editing-cycles>59</meta:editing-cycles>
    <dc:creator>innopolis </dc:creator>
    <meta:document-statistic meta:table-count="0" meta:image-count="0" meta:object-count="0" meta:page-count="3" meta:paragraph-count="64" meta:word-count="211" meta:character-count="2776" meta:non-whitespace-character-count="2627"/>
  </office:meta>
</office:document-meta>
</file>